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28517490077574563" text:style-name="L1">
        <text:list-item>
          <text:p text:style-name="P1">Heaterile flyback diood, kuna võib olla induktiivne koormus. tehtud. Täpsustada:Schottky diood</text:p>
        </text:list-item>
        <text:list-item>
          <text:p text:style-name="P1">Aku pinge lugemise pingejagur Arduino A2 sisendile.Tehtud</text:p>
        </text:list-item>
        <text:list-item>
          <text:p text:style-name="P1">Lisada silukondekas VREFpinile? Kas kasutab seda? Või võtab aluseks toite5V?ei kasuta</text:p>
        </text:list-item>
        <text:list-item>
          <text:p text:style-name="P1">D8 D9 vahetatud. Tehtud</text:p>
        </text:list-item>
        <text:list-item>
          <text:p text:style-name="P1">teha:lisada analog väljund RCfilter pin 9 peale(timer1 väljund)</text:p>
        </text:list-item>
        <text:list-item>
          <text:p text:style-name="P1">Kütte väljund paigutada hoopis D3 pinile. Tehtud.</text:p>
        </text:list-item>
        <text:list-item>
          <text:p text:style-name="P1">ja sealt siis LCD_D6 paigutada A1-le. Tehtud</text:p>
        </text:list-item>
        <text:list-item>
          <text:p text:style-name="P1">edaspidi inglisekeelses fail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o Berkis</meta:initial-creator>
    <meta:creation-date>2020-07-11T22:42:14.56</meta:creation-date>
    <meta:generator>OpenOffice/4.0.1$Win32 OpenOffice.org_project/401m5$Build-9714</meta:generator>
    <dc:date>2020-07-17T18:05:03.07</dc:date>
    <dc:creator>Teemo Berkis</dc:creator>
    <meta:editing-duration>P1DT20H53M11S</meta:editing-duration>
    <meta:editing-cycles>12</meta:editing-cycles>
    <meta:document-statistic meta:table-count="0" meta:image-count="0" meta:object-count="0" meta:page-count="1" meta:paragraph-count="8" meta:word-count="66" meta:character-count="453"/>
  </office:meta>
</office:document-meta>
</file>